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f11f" officeooo:paragraph-rsid="0001f11f" style:font-weight-asian="bold" style:font-weight-complex="bold"/>
    </style:style>
    <style:style style:name="P2" style:family="paragraph" style:parent-style-name="Standard">
      <style:text-properties fo:font-weight="bold" officeooo:rsid="0011eb16" officeooo:paragraph-rsid="0011eb16" style:font-weight-asian="bold" style:font-weight-complex="bold"/>
    </style:style>
    <style:style style:name="P3" style:family="paragraph" style:parent-style-name="Standard">
      <style:text-properties fo:font-weight="bold" officeooo:rsid="0005f675" officeooo:paragraph-rsid="00371542" style:font-weight-asian="bold" style:font-weight-complex="bold"/>
    </style:style>
    <style:style style:name="P4" style:family="paragraph" style:parent-style-name="Standard">
      <style:text-properties fo:font-weight="normal" officeooo:rsid="0001f11f" officeooo:paragraph-rsid="0001f11f" style:font-weight-asian="normal" style:font-weight-complex="normal"/>
    </style:style>
    <style:style style:name="P5" style:family="paragraph" style:parent-style-name="Standard">
      <style:text-properties fo:font-weight="normal" officeooo:rsid="0004acb4" officeooo:paragraph-rsid="0004acb4" style:font-weight-asian="normal" style:font-weight-complex="normal"/>
    </style:style>
    <style:style style:name="P6" style:family="paragraph" style:parent-style-name="Standard">
      <style:text-properties fo:font-weight="normal" officeooo:rsid="0005f675" officeooo:paragraph-rsid="0005f675" style:font-weight-asian="normal" style:font-weight-complex="normal"/>
    </style:style>
    <style:style style:name="P7" style:family="paragraph" style:parent-style-name="Standard">
      <style:text-properties fo:font-weight="normal" officeooo:rsid="0017d7d5" officeooo:paragraph-rsid="000cf489" style:font-weight-asian="normal" style:font-weight-complex="normal"/>
    </style:style>
    <style:style style:name="P8" style:family="paragraph" style:parent-style-name="Standard">
      <style:text-properties fo:font-weight="normal" officeooo:rsid="002593b5" officeooo:paragraph-rsid="002848b5" style:font-weight-asian="normal" style:font-weight-complex="normal"/>
    </style:style>
    <style:style style:name="P9" style:family="paragraph" style:parent-style-name="Standard">
      <style:text-properties fo:font-weight="normal" officeooo:rsid="006511d3" officeooo:paragraph-rsid="0067d628" style:font-weight-asian="normal" style:font-weight-complex="normal"/>
    </style:style>
    <style:style style:name="P10" style:family="paragraph" style:parent-style-name="Standard">
      <style:text-properties fo:font-weight="normal" officeooo:rsid="00661441" officeooo:paragraph-rsid="00661441" style:font-weight-asian="normal" style:font-weight-complex="normal"/>
    </style:style>
    <style:style style:name="P11" style:family="paragraph" style:parent-style-name="Standard">
      <style:text-properties fo:font-weight="normal" officeooo:rsid="0067d628" officeooo:paragraph-rsid="0067d628" style:font-weight-asian="normal" style:font-weight-complex="normal"/>
    </style:style>
    <style:style style:name="P12" style:family="paragraph" style:parent-style-name="Standard">
      <style:text-properties fo:font-weight="normal" officeooo:rsid="0069c253" officeooo:paragraph-rsid="0069c253" style:font-weight-asian="normal" style:font-weight-complex="normal"/>
    </style:style>
    <style:style style:name="P13" style:family="paragraph" style:parent-style-name="Standard">
      <style:text-properties fo:font-style="normal" fo:font-weight="normal" officeooo:rsid="0005f675" officeooo:paragraph-rsid="0005f675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weight="bold" officeooo:rsid="0005f675" officeooo:paragraph-rsid="00371542" style:font-weight-asian="bold" style:font-weight-complex="bold"/>
    </style:style>
    <style:style style:name="P15" style:family="paragraph" style:parent-style-name="Standard">
      <style:text-properties fo:font-weight="bold" officeooo:rsid="0001f11f" officeooo:paragraph-rsid="0001f11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f063" style:font-weight-asian="normal" style:font-weight-complex="normal"/>
    </style:style>
    <style:style style:name="T3" style:family="text">
      <style:text-properties fo:font-weight="normal" officeooo:rsid="0041d8aa" style:font-weight-asian="normal" style:font-weight-complex="normal"/>
    </style:style>
    <style:style style:name="T4" style:family="text">
      <style:text-properties fo:font-weight="normal" officeooo:rsid="0052cd9a" style:font-weight-asian="normal" style:font-weight-complex="normal"/>
    </style:style>
    <style:style style:name="T5" style:family="text">
      <style:text-properties fo:font-weight="normal" officeooo:rsid="0053ef33" style:font-weight-asian="normal" style:font-weight-complex="normal"/>
    </style:style>
    <style:style style:name="T6" style:family="text">
      <style:text-properties fo:font-weight="normal" officeooo:rsid="003a9ff1" style:font-weight-asian="normal" style:font-weight-complex="normal"/>
    </style:style>
    <style:style style:name="T7" style:family="text">
      <style:text-properties fo:font-weight="normal" officeooo:rsid="006fc164" style:font-weight-asian="normal" style:font-weight-complex="normal"/>
    </style:style>
    <style:style style:name="T8" style:family="text">
      <style:text-properties fo:font-weight="normal" officeooo:rsid="0070511f" style:font-weight-asian="normal" style:font-weight-complex="normal"/>
    </style:style>
    <style:style style:name="T9" style:family="text">
      <style:text-properties fo:font-weight="normal" officeooo:rsid="00781212" style:font-weight-asian="normal" style:font-weight-complex="normal"/>
    </style:style>
    <style:style style:name="T10" style:family="text">
      <style:text-properties officeooo:rsid="0004bbb8"/>
    </style:style>
    <style:style style:name="T11" style:family="text">
      <style:text-properties fo:font-style="italic" officeooo:rsid="0004bbb8" style:font-style-asian="italic" style:font-style-complex="italic"/>
    </style:style>
    <style:style style:name="T12" style:family="text">
      <style:text-properties fo:font-style="italic" officeooo:rsid="002848b5" style:font-style-asian="italic" style:font-style-complex="italic"/>
    </style:style>
    <style:style style:name="T13" style:family="text">
      <style:text-properties fo:font-style="italic" officeooo:rsid="002a08fc" style:font-style-asian="italic" style:font-style-complex="italic"/>
    </style:style>
    <style:style style:name="T14" style:family="text">
      <style:text-properties fo:font-style="italic" officeooo:rsid="0031e4fc" style:font-style-asian="italic" style:font-style-complex="italic"/>
    </style:style>
    <style:style style:name="T15" style:family="text">
      <style:text-properties fo:font-style="italic" officeooo:rsid="0033c9d8" style:font-style-asian="italic" style:font-style-complex="italic"/>
    </style:style>
    <style:style style:name="T16" style:family="text">
      <style:text-properties fo:font-style="italic" officeooo:rsid="0033d757" style:font-style-asian="italic" style:font-style-complex="italic"/>
    </style:style>
    <style:style style:name="T17" style:family="text">
      <style:text-properties fo:font-style="italic" officeooo:rsid="006a1679" style:font-style-asian="italic" style:font-style-complex="italic"/>
    </style:style>
    <style:style style:name="T18" style:family="text">
      <style:text-properties fo:font-style="italic" fo:font-weight="normal" officeooo:rsid="0041d8a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caf0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eb28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da4f4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fae10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085f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70511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720573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736158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747e99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7635e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76cd3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781212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7a7927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7bb5eb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7d9e22" style:font-style-asian="italic" style:font-weight-asian="normal" style:font-style-complex="italic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04bbb8" style:font-style-asian="normal" style:font-style-complex="normal"/>
    </style:style>
    <style:style style:name="T36" style:family="text">
      <style:text-properties fo:font-style="normal" officeooo:rsid="000b989d" style:font-style-asian="normal" style:font-style-complex="normal"/>
    </style:style>
    <style:style style:name="T37" style:family="text">
      <style:text-properties fo:font-style="normal" officeooo:rsid="002848b5" style:font-style-asian="normal" style:font-style-complex="normal"/>
    </style:style>
    <style:style style:name="T38" style:family="text">
      <style:text-properties fo:font-style="normal" officeooo:rsid="002a08fc" style:font-style-asian="normal" style:font-style-complex="normal"/>
    </style:style>
    <style:style style:name="T39" style:family="text">
      <style:text-properties fo:font-style="normal" officeooo:rsid="002aa8e7" style:font-style-asian="normal" style:font-style-complex="normal"/>
    </style:style>
    <style:style style:name="T40" style:family="text">
      <style:text-properties fo:font-style="normal" officeooo:rsid="0033d757" style:font-style-asian="normal" style:font-style-complex="normal"/>
    </style:style>
    <style:style style:name="T41" style:family="text">
      <style:text-properties fo:font-style="normal" officeooo:rsid="00622222" style:font-style-asian="normal" style:font-style-complex="normal"/>
    </style:style>
    <style:style style:name="T42" style:family="text">
      <style:text-properties fo:font-style="normal" officeooo:rsid="00661441" style:font-style-asian="normal" style:font-style-complex="normal"/>
    </style:style>
    <style:style style:name="T43" style:family="text">
      <style:text-properties fo:font-style="normal" officeooo:rsid="0067db59" style:font-style-asian="normal" style:font-style-complex="normal"/>
    </style:style>
    <style:style style:name="T44" style:family="text">
      <style:text-properties fo:font-style="normal" officeooo:rsid="006a1679" style:font-style-asian="normal" style:font-style-complex="normal"/>
    </style:style>
    <style:style style:name="T45" style:family="text">
      <style:text-properties fo:font-style="normal" officeooo:rsid="006beb19" style:font-style-asian="normal" style:font-style-complex="normal"/>
    </style:style>
    <style:style style:name="T46" style:family="text">
      <style:text-properties fo:font-style="normal" fo:font-weight="normal" officeooo:rsid="0041d8a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5f07a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eb286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3358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3a9ff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085f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18a5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ac005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722c7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6d1158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6fc164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7051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72057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747e99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7635ef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76cd3e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8121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79900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7bb5e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7d9e22" style:font-style-asian="normal" style:font-weight-asian="normal" style:font-style-complex="normal" style:font-weight-complex="normal"/>
    </style:style>
    <style:style style:name="T66" style:family="text">
      <style:text-properties officeooo:rsid="001e9055"/>
    </style:style>
    <style:style style:name="T67" style:family="text">
      <style:text-properties officeooo:rsid="001f823c"/>
    </style:style>
    <style:style style:name="T68" style:family="text">
      <style:text-properties officeooo:rsid="0021af8b"/>
    </style:style>
    <style:style style:name="T69" style:family="text">
      <style:text-properties officeooo:rsid="0025c15a"/>
    </style:style>
    <style:style style:name="T70" style:family="text">
      <style:text-properties officeooo:rsid="0033c9d8"/>
    </style:style>
    <style:style style:name="T71" style:family="text">
      <style:text-properties officeooo:rsid="0053ef33"/>
    </style:style>
    <style:style style:name="T72" style:family="text">
      <style:text-properties officeooo:rsid="0067d628"/>
    </style:style>
    <style:style style:name="T73" style:family="text">
      <style:text-properties officeooo:rsid="007812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stage: <text:span text:style-name="T66">Parsing</text:span></text:p>
      <text:p text:style-name="P4"/>
      <text:p text:style-name="P5">The input string from the user is transformed into <text:span text:style-name="T10">a parse-form representing</text:span><text:span text:style-name="T35"> a </text:span><text:span text:style-name="T11">composite</text:span><text:span text:style-name="T35"> (see terminology.odt).</text:span></text:p>
      <text:p text:style-name="P5"/>
      <text:p text:style-name="P6"><text:span text:style-name="T35">E</text:span><text:span text:style-name="T34">xamples:</text:span></text:p>
      <text:p text:style-name="P13"><text:tab/>“dua pai” →<text:tab/><text:tab/>(dua pai)</text:p>
      <text:p text:style-name="P6"><text:span text:style-name="T34"><text:tab/>“dua leo pai” →<text:tab/>(dua </text:span><text:span text:style-name="T39">(</text:span><text:span text:style-name="T36">leo pai)</text:span><text:span text:style-name="T39">)</text:span></text:p>
      <text:p text:style-name="P13"><text:tab/>“dua leo ru pai” →<text:tab/>(dua (ru leo pai))</text:p>
      <text:p text:style-name="P7"/>
      <text:p text:style-name="P8">This stage must support:</text:p>
      <text:p text:style-name="P8"><text:tab/><text:span text:style-name="T70">1. </text:span><text:span text:style-name="T15">predicate predicate</text:span></text:p>
      <text:p text:style-name="P8"><text:span text:style-name="T12"><text:tab/></text:span><text:span text:style-name="T16">2</text:span><text:span text:style-name="T37">. </text:span><text:span text:style-name="T13">predicate</text:span><text:span text:style-name="T38"> RU </text:span><text:span text:style-name="T13">predicate</text:span></text:p>
      <text:p text:style-name="P8"><text:span text:style-name="T37"><text:tab/></text:span><text:span text:style-name="T40">3.</text:span><text:span text:style-name="T37"> </text:span><text:span text:style-name="T38">TO RU </text:span><text:span text:style-name="T13">predicate</text:span><text:span text:style-name="T38"> TO </text:span><text:span text:style-name="T13">predicate</text:span></text:p>
      <text:p text:style-name="P8"><text:span text:style-name="T38"><text:tab/></text:span><text:span text:style-name="T40">4.</text:span><text:span text:style-name="T38"> MU</text:span><text:span text:style-name="T13"> predicat</text:span><text:span text:style-name="T14">e</text:span></text:p>
      <text:p text:style-name="P8"/>
      <text:p text:style-name="P3"><text:span text:style-name="T6">T</text:span><text:span text:style-name="T2">here are </text:span><text:span text:style-name="T3">four types of </text:span><text:span text:style-name="T50">parse-forms:</text:span></text:p>
      <text:p text:style-name="P3"><text:span text:style-name="T3"><text:tab/>1. </text:span><text:span text:style-name="T18">P<text:tab/><text:tab/></text:span><text:span text:style-name="T46">where P is a predicate </text:span><text:span text:style-name="T47">word</text:span></text:p>
      <text:p text:style-name="P3"><text:span text:style-name="T46"><text:tab/>2. </text:span><text:span text:style-name="T18">(</text:span><text:span text:style-name="T19">X Y</text:span><text:span text:style-name="T18">)<text:tab/></text:span><text:span text:style-name="T46">where </text:span><text:span text:style-name="T48">X</text:span><text:span text:style-name="T46"> and </text:span><text:span text:style-name="T48">Y</text:span><text:span text:style-name="T46"> are </text:span><text:span text:style-name="T55">parse-forms</text:span></text:p>
      <text:p text:style-name="P3"><text:span text:style-name="T46"><text:tab/></text:span><text:span text:style-name="T49">3</text:span><text:span text:style-name="T46">. </text:span><text:span text:style-name="T18">(mu </text:span><text:span text:style-name="T20">X</text:span><text:span text:style-name="T18">)<text:tab/></text:span><text:span text:style-name="T46">where </text:span><text:span text:style-name="T48">X</text:span><text:span text:style-name="T46"> is a </text:span><text:span text:style-name="T55">parse-form</text:span></text:p>
      <text:p text:style-name="P3"><text:span text:style-name="T46"><text:tab/></text:span><text:span text:style-name="T49">4</text:span><text:span text:style-name="T46">. </text:span><text:span text:style-name="T18">(ru </text:span><text:span text:style-name="T20">X</text:span><text:span text:style-name="T21"> </text:span><text:span text:style-name="T22">Y</text:span><text:span text:style-name="T18">)</text:span><text:span text:style-name="T46"><text:tab/>where </text:span><text:span text:style-name="T48">X</text:span><text:span text:style-name="T46"> and </text:span><text:span text:style-name="T48">Y</text:span><text:span text:style-name="T46"> are </text:span><text:span text:style-name="T55">parse-forms</text:span><text:span text:style-name="T46"> and ru is a member of RU</text:span></text:p>
      <text:p text:style-name="P3"/>
      <text:p text:style-name="P3"><text:span text:style-name="T5">(parse exp)</text:span><text:span text:style-name="T71"> =</text:span></text:p>
      <text:p text:style-name="P3"><text:span text:style-name="T1"><text:tab/></text:span><text:span text:style-name="T7">1</text:span><text:span text:style-name="T4">. <text:s/></text:span><text:span text:style-name="T23">anything</text:span><text:span text:style-name="T51"> TO RU </text:span><text:span text:style-name="T23">p1 </text:span><text:span text:style-name="T51">TO p2<text:tab/> → <text:s/></text:span><text:span text:style-name="T56">(parse </text:span><text:span text:style-name="T23">anything</text:span><text:span text:style-name="T51"> (</text:span><text:span text:style-name="T54">RU </text:span><text:span text:style-name="T52">(parse </text:span><text:span text:style-name="T23">p1</text:span><text:span text:style-name="T52">) (parse</text:span><text:span text:style-name="T23"> p2</text:span><text:span text:style-name="T56">)))</text:span></text:p>
      <text:p text:style-name="P3"><text:span text:style-name="T5"><text:tab/></text:span><text:span text:style-name="T8">2. <text:s/></text:span><text:span text:style-name="T24">anything</text:span><text:span text:style-name="T26">1</text:span><text:span text:style-name="T57"> MU </text:span><text:span text:style-name="T24">p1</text:span><text:span text:style-name="T57"> </text:span><text:span text:style-name="T24">anything</text:span><text:span text:style-name="T26">2</text:span><text:span text:style-name="T24"><text:tab/> → <text:s/></text:span><text:span text:style-name="T57">(parse </text:span><text:span text:style-name="T24">anything</text:span><text:span text:style-name="T27">1</text:span><text:span text:style-name="T57"> (MU </text:span><text:span text:style-name="T24">p1</text:span><text:span text:style-name="T57">) </text:span><text:span text:style-name="T24">anything</text:span><text:span text:style-name="T27">2</text:span><text:span text:style-name="T57">)</text:span></text:p>
      <text:p text:style-name="P3"><text:span text:style-name="T53"><text:tab/></text:span><text:span text:style-name="T58">3. <text:s/></text:span><text:span text:style-name="T25">anything</text:span><text:span text:style-name="T58"> </text:span><text:span text:style-name="T25">p1</text:span><text:span text:style-name="T58"> </text:span><text:span text:style-name="T59">R</text:span><text:span text:style-name="T58">U </text:span><text:span text:style-name="T25">p2</text:span><text:span text:style-name="T58"> </text:span><text:span text:style-name="T63">p3...<text:tab/><text:tab/></text:span><text:span text:style-name="T58"> → <text:s/></text:span><text:span text:style-name="T59">(parse </text:span><text:span text:style-name="T27">anything</text:span><text:span text:style-name="T59"> (RU </text:span><text:span text:style-name="T27">p1 p2</text:span><text:span text:style-name="T59">) </text:span><text:span text:style-name="T63">p3</text:span><text:span text:style-name="T29">...</text:span><text:span text:style-name="T59">)</text:span></text:p>
      <text:p text:style-name="P3"><text:span text:style-name="T60"><text:tab/>4. </text:span><text:span text:style-name="T28"><text:s/></text:span><text:span text:style-name="T31">p1<text:tab/><text:tab/><text:tab/></text:span><text:span text:style-name="T29"><text:tab/><text:tab/> → <text:s/></text:span><text:span text:style-name="T33">p1</text:span></text:p>
      <text:p text:style-name="P3"><text:span text:style-name="T61"><text:tab/>5. <text:s/></text:span><text:span text:style-name="T32">p1 p2</text:span><text:span text:style-name="T64">...<text:tab/><text:tab/><text:tab/></text:span><text:span text:style-name="T29"><text:tab/> </text:span><text:span text:style-name="T61">→ <text:s/>(</text:span><text:span text:style-name="T32">p1 </text:span><text:span text:style-name="T61">(parse </text:span><text:span text:style-name="T32">p2...</text:span><text:span text:style-name="T61">))</text:span></text:p>
      <text:p text:style-name="P1"/>
      <text:p text:style-name="P1"><text:tab/><text:span text:style-name="T1">...</text:span><text:span text:style-name="T9">where al</text:span><text:span text:style-name="T62">l </text:span><text:span text:style-name="T30">p</text:span><text:span text:style-name="T62"> are parse-forms</text:span></text:p>
      <text:p text:style-name="P1"/>
      <text:p text:style-name="P2"><text:span text:style-name="T69">Second</text:span> stage (hidden): <text:span text:style-name="T68">Interpretation and Expansion</text:span></text:p>
      <text:p text:style-name="P1"/>
      <text:p text:style-name="P9">First, the parse-form is used to generate a list of serial-forms, cycling through the combinations of predicates that go with the words. <text:s/><text:span text:style-name="T72">Some combinations may be filtered out.</text:span></text:p>
      <text:p text:style-name="P9"/>
      <text:p text:style-name="P9"><text:span text:style-name="T41">T</text:span><text:span text:style-name="T42">hen, the serial-forms are expanded via (expand), (mu-ify), and (ru-ify).</text:span></text:p>
      <text:p text:style-name="P10"/>
      <text:p text:style-name="P11"><text:span text:style-name="T34">These two steps are placed in the same stage because </text:span><text:span text:style-name="T43">eventually, filtration modes may be necessary which can only be done “in line” with the expansion. <text:s/>For example, </text:span><text:span text:style-name="T44">there may be a mode where if the</text:span><text:span text:style-name="T17"> head</text:span><text:span text:style-name="T44"> of the serial has type [x 1 x], then the </text:span><text:span text:style-name="T17">tail</text:span><text:span text:style-name="T44"> must be filtered out to only its </text:span><text:span text:style-name="T45">highest-arity predicate.</text:span></text:p>
      <text:p text:style-name="P1"/>
      <text:p text:style-name="P1">Third stage: Pretty-prin<text:span text:style-name="T67">t</text:span></text:p>
      <text:p text:style-name="P1"/>
      <text:p text:style-name="P12">Both the serial-forms and the resulting expanded predicates can be pretty-prin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08-16T16:41:01.970888103</dc:date>
    <meta:editing-duration>PT3H43M2S</meta:editing-duration>
    <meta:editing-cycles>132</meta:editing-cycles>
    <meta:document-statistic meta:table-count="0" meta:image-count="0" meta:object-count="0" meta:page-count="1" meta:paragraph-count="29" meta:word-count="282" meta:character-count="1592" meta:non-whitespace-character-count="1295"/>
  </office:meta>
</office:document-meta>
</file>